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
      <text:p text:style-name="Text_20_body">After a very long journey to the land where Abraham’s relatives lived, God led the servant to Rebekah. She was the granddaughter of Abraham’s brother.</text:p>
      <text:h text:style-name="Heading_20_9" text:outline-level="9">06-03</text:h>
      <text:p text:style-name="First_20_paragraph"/>
      <text:p text:style-name="Text_20_body">Rebekah agreed to leave her family and go back with the servant to Isaac’s home. Isaac married her as soon as she arrived.</text:p>
      <text:h text:style-name="Heading_20_9" text:outline-level="9">06-04</text:h>
      <text:p text:style-name="First_20_paragraph"/>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17Z</meta:creation-date>
    <dc:date>2023-05-24T11:35:17Z</dc:date>
  </office:meta>
</office:document-meta>
</file>